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ed1fd" officeooo:paragraph-rsid="000ed1fd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d1fd" officeooo:paragraph-rsid="000ed1f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fedfb" officeooo:paragraph-rsid="000fedfb" style:font-size-asian="22.75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edfb" officeooo:paragraph-rsid="000fedfb" style:font-size-asian="10.5pt" style:font-weight-asian="normal" style:font-size-complex="12pt" style:font-weight-complex="normal"/>
    </style:style>
    <style:style style:name="T1" style:family="text">
      <style:text-properties officeooo:rsid="001097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deo games</text:p>
      <text:p text:style-name="P2">we don’t know what to call this game yet</text:p>
      <text:p text:style-name="P2"/>
      <text:p text:style-name="P3">player movement</text:p>
      <text:p text:style-name="P4">Serenity and Willow have very short and snappy acceleration/deceleration curves and a fixed maximum walking speed. They can jump about 4 tiles high by holding down the jump button, and pressing it quickly causes a much shorter jump.</text:p>
      <text:p text:style-name="P4"/>
      <text:p text:style-name="P4">An interesting mechanic to consider is “bunny hopping”: triggering a short jump and then triggering another one <text:span text:style-name="T1">shortly after reaching the ground to build up horizontal speed. This would serve as a mechanic for speedrunners rather than casual player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6:19:48.134069880</meta:creation-date>
    <meta:editing-duration>PT1M34S</meta:editing-duration>
    <meta:editing-cycles>2</meta:editing-cycles>
    <meta:generator>LibreOffice/24.8.0.3$Linux_X86_64 LibreOffice_project/480$Build-3</meta:generator>
    <dc:date>2024-09-08T16:32:07.263886835</dc:date>
    <meta:document-statistic meta:table-count="0" meta:image-count="0" meta:object-count="0" meta:page-count="1" meta:paragraph-count="5" meta:word-count="90" meta:character-count="549" meta:non-whitespace-character-count="464"/>
  </office:meta>
</office:document-meta>
</file>